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3.078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if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90.5">
            <text:p>90,5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B11]+[.D9]+[.F12]+[.H11]" office:value-type="percentage" office:value="0.06">
            <text:p>6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136.909432197337">
            <text:p>$136,91</text:p>
          </table:table-cell>
          <table:table-cell table:style-name="ce12" table:formula="of:=[.G2]/1.07" office:value-type="currency" office:currency="EUR" office:value="127.952740371343">
            <text:p>127,95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3.25">
            <text:p>3,25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75">
            <text:p>7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03.452874304428">
            <text:p>$103,45</text:p>
          </table:table-cell>
          <table:table-cell table:style-name="ce13" table:formula="of:=[.G3]/1.07" office:value-type="currency" office:currency="EUR" office:value="96.6849292564745">
            <text:p>96,68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98.9064584053367">
            <text:p>98,91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0.567">
            <text:p>0,56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9">
            <text:p>9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81.8814973579311">
            <text:p>$81,88</text:p>
          </table:table-cell>
          <table:table-cell table:style-name="ce14" table:formula="of:=[.G4]/1.07" office:value-type="currency" office:currency="EUR" office:value="76.5247638859169">
            <text:p>76,52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4.8">
            <text:p>$4,80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5.73192239858907">
            <text:p>5,7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office:value-type="string">
            <text:p>8,28 M</text:p>
          </table:table-cell>
          <table:table-cell office:value-type="string">
            <text:p>Spezielle Risiken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Life</text:p>
          </table:table-cell>
          <table:table-cell office:value-type="string">
            <text:p>Diskont</text:p>
          </table:table-cell>
          <table:table-cell office:value-type="string">
            <text:p>Basis</text:p>
          </table:table-cell>
          <table:table-cell office:value-type="string">
            <text:p>Angepasst</text:p>
          </table:table-cell>
          <table:table-cell table:style-name="Default"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table:formula="of:=[Schnell.B2]" office:value-type="currency" office:currency="EUR" office:value="90.5">
            <text:p>90,5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B11]+[.D11]+[.F9]+[.H12]" office:value-type="percentage" office:value="0.07">
            <text:p>7,00%</text:p>
          </table:table-cell>
          <table:table-cell table:style-name="Default"/>
          <table:table-cell table:style-name="ce4" table:formula="of:=[.$B$5]*(1-((1+[.$B$6])/(1+[.E2]))^60)/(1-(1+[.$B$6])/(1+[.E2]))-0.5*[.$B$5]" office:value-type="currency" office:currency="USD" office:value="152.005349375954">
            <text:p>$152,01</text:p>
          </table:table-cell>
          <table:table-cell table:style-name="ce12" table:formula="of:=[.G2]/1.07" office:value-type="currency" office:currency="EUR" office:value="142.061074183134">
            <text:p>142,06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table:formula="of:=[Schnell.B3]" office:value-type="float" office:value="3.25">
            <text:p>3,25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85">
            <text:p>8,50%</text:p>
          </table:table-cell>
          <table:table-cell table:style-name="Default"/>
          <table:table-cell table:style-name="ce5" table:formula="of:=[.$B$5]*(1-((1+[.$B$6])/(1+[.E3]))^60)/(1-(1+[.$B$6])/(1+[.E3]))-0.5*[.$B$5]" office:value-type="currency" office:currency="USD" office:value="118.588020805246">
            <text:p>$118,59</text:p>
          </table:table-cell>
          <table:table-cell table:style-name="ce13" table:formula="of:=[.G3]/1.07" office:value-type="currency" office:currency="EUR" office:value="110.829925986211">
            <text:p>110,83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112.913913076432">
            <text:p>112,91 €</text:p>
          </table:table-cell>
        </table:table-row>
        <table:table-row table:style-name="ro1">
          <table:table-cell office:value-type="string">
            <text:p>FFO</text:p>
          </table:table-cell>
          <table:table-cell table:formula="of:=[Schnell.B4]" office:value-type="float" office:value="0.567">
            <text:p>0,56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">
            <text:p>10,00%</text:p>
          </table:table-cell>
          <table:table-cell table:style-name="Default"/>
          <table:table-cell table:style-name="ce11" table:formula="of:=[.$B$5]*(1-((1+[.$B$6])/(1+[.E4]))^60)/(1-(1+[.$B$6])/(1+[.E4]))-0.5*[.$B$5]" office:value-type="currency" office:currency="USD" office:value="96.3200231672235">
            <text:p>$96,32</text:p>
          </table:table-cell>
          <table:table-cell table:style-name="ce14" table:formula="of:=[.G4]/1.07" office:value-type="currency" office:currency="EUR" office:value="90.0187132403958">
            <text:p>90,02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6.46">
            <text:p>$6,46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">
            <text:p>3,00%</text:p>
          </table:table-cell>
          <table:table-cell table:number-columns-repeated="3"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formula="of:=[Schnell.B7]" office:value-type="string" office:string-value="Baa2">
            <text:p>Baa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5.73192239858907">
            <text:p>5,73</text:p>
          </table:table-cell>
          <table:table-cell office:value-type="string">
            <text:p>Branche</text:p>
          </table:table-cell>
          <table:table-cell table:style-name="Default"/>
          <table:table-cell office:value-type="string">
            <text:p>Größe</text:p>
          </table:table-cell>
          <table:table-cell table:formula="of:=[Schnell.H8]" office:value-type="string" office:string-value="8,28 M">
            <text:p>8,28 M</text:p>
          </table:table-cell>
          <table:table-cell office:value-type="string">
            <text:p>Spezielle Risiken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Residential</text:p>
          </table:table-cell>
          <table:table-cell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number-columns-repeated="2"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Office</text:p>
          </table:table-cell>
          <table:table-cell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style-name="ce3"/>
          <table:table-cell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Commercial</text:p>
          </table:table-cell>
          <table:table-cell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Mixed</text:p>
          </table:table-cell>
          <table:table-cell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table:style-name="ce3" office:value-type="percentage" office:value="0.02">
            <text:p>2,00%</text:p>
          </table:table-cell>
          <table:table-cell office:value-type="string">
            <text:p>Special</text:p>
          </table:table-cell>
          <table:table-cell office:value-type="percentage" office:value="0.015">
            <text:p>1,5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Altenheim / Reha</text:p>
          </table:table-cell>
          <table:table-cell office:value-type="percentage" office:value="0">
            <text:p>0,0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Krankenhaus</text:p>
          </table:table-cell>
          <table:table-cell office:value-type="percentage" office:value="0.01">
            <text:p>1,0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7.01.2023</text:date>, <text:time>18:22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1-07T18:22:53.52</dc:date>
    <dc:creator>aaa </dc:creator>
    <meta:editing-duration>P2DT23H10M47S</meta:editing-duration>
    <meta:editing-cycles>51</meta:editing-cycles>
    <meta:generator>OpenOffice/4.1.5$Win32 OpenOffice.org_project/415m1$Build-9789</meta:generator>
    <meta:document-statistic meta:table-count="2" meta:cell-count="176" meta:object-count="0"/>
  </office:meta>
</office:document-meta>
</file>